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lapi" svg:font-family="Kalapi" style:font-pitch="variable"/>
    <style:font-face style:name="Vemana2000" svg:font-family="Vem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c87" officeooo:paragraph-rsid="00041c87"/>
    </style:style>
    <style:style style:name="P2" style:family="paragraph" style:parent-style-name="Quotations">
      <style:text-properties officeooo:rsid="000526c0" officeooo:paragraph-rsid="000526c0"/>
    </style:style>
    <style:style style:name="T1" style:family="text">
      <style:text-properties style:font-name="aakar"/>
    </style:style>
    <style:style style:name="T2" style:family="text">
      <style:text-properties style:font-name="aakar" fo:font-size="10.5pt" style:font-size-asian="9.14999961853027pt" style:font-size-complex="10.5pt"/>
    </style:style>
    <style:style style:name="T3" style:family="text">
      <style:text-properties style:font-name="aakar" fo:font-size="8pt" style:font-size-asian="7pt" style:font-size-complex="8pt"/>
    </style:style>
    <style:style style:name="T4" style:family="text">
      <style:text-properties style:font-name="aakar" fo:font-size="6pt" style:font-size-asian="5.25pt" style:font-size-complex="6pt"/>
    </style:style>
    <style:style style:name="T5" style:family="text">
      <style:text-properties style:font-name="Kalapi" fo:font-size="6pt" style:font-size-asian="5.25pt" style:font-size-complex="6pt"/>
    </style:style>
    <style:style style:name="T6" style:family="text">
      <style:text-properties style:font-name="Kalapi" fo:font-size="6pt" fo:font-weight="bold" style:font-size-asian="5.25pt" style:font-weight-asian="bold" style:font-size-complex="6pt" style:font-weight-complex="bold"/>
    </style:style>
    <style:style style:name="T7" style:family="text">
      <style:text-properties style:font-name="Kalapi" fo:font-size="6pt" fo:font-weight="normal" style:font-size-asian="5.25pt" style:font-weight-asian="normal" style:font-size-complex="6pt" style:font-weight-complex="normal"/>
    </style:style>
    <style:style style:name="T8" style:family="text">
      <style:text-properties style:font-name="Vemana2000"/>
    </style:style>
    <style:style style:name="T9" style:family="text">
      <style:text-properties officeooo:rsid="00052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PROGRAM</text:span> 2</text:p>
      <text:p text:style-name="Standard"/>
      <text:p text:style-name="Standard">package stringmani;</text:p>
      <text:p text:style-name="Standard"/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import java.util.Scanner;</text:p>
      <text:p text:style-name="Standard">public class StringManip {</text:p>
      <text:p text:style-name="Standard"><text:s text:c="4"/>String str1,str2;</text:p>
      <text:p text:style-name="Standard"><text:s text:c="4"/></text:p>
      <text:p text:style-name="Standard"><text:s text:c="4"/>StringManip(String s1){</text:p>
      <text:p text:style-name="Standard"><text:s text:c="8"/>str1=s1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strLen(){</text:p>
      <text:p text:style-name="Standard"><text:s text:c="8"/>System.out.println("\n The length of string1 :"+str1.length());</text:p>
      <text:p text:style-name="Standard"><text:s text:c="8"/>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strConcat(){</text:p>
      <text:p text:style-name="Standard"><text:s text:c="8"/>System.out.println("\n Concatenated String 'HELLO':"+(str1.concat("HELLO"))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charpos(){</text:p>
      <text:p text:style-name="Standard"><text:s text:c="8"/>System.out.println("\n Character at position 4 in string1:"+(str1.charAt(2))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void compare(){</text:p>
      <text:p text:style-name="Standard"><text:s text:c="8"/>System.out.println("\n Compare to 'JAVA '"+(str1.compareTo("JAVA")));</text:p>
      <text:p text:style-name="Standard"><text:s text:c="4"/>}</text:p>
      <text:p text:style-name="Standard"><text:s text:c="4"/></text:p>
      <text:p text:style-name="Standard"><text:s text:c="4"/>public static void main(String[] args) {</text:p>
      <text:p text:style-name="Standard"><text:s text:c="8"/>String str;</text:p>
      <text:p text:style-name="Standard"><text:s text:c="8"/>Scanner sc =new Scanner(System.in);</text:p>
      <text:p text:style-name="Standard"><text:s text:c="8"/></text:p>
      <text:p text:style-name="Standard"><text:s text:c="8"/>System.out.println("Enter the String");</text:p>
      <text:p text:style-name="Standard"><text:s text:c="8"/>str=sc.nextLine();</text:p>
      <text:p text:style-name="Standard"><text:s text:c="8"/></text:p>
      <text:p text:style-name="Standard"><text:s text:c="8"/>StringManip s1=new StringManip(str);</text:p>
      <text:p text:style-name="Standard"><text:s text:c="16"/>s1.strLen();</text:p>
      <text:p text:style-name="Standard"><text:s text:c="16"/>s1.strConcat();</text:p>
      <text:p text:style-name="Standard"><text:s text:c="16"/>s1.charpos();</text:p>
      <text:p text:style-name="Standard"><text:s text:c="16"/>s1.compare();</text:p>
      <text:p text:style-name="Standard"><text:s text:c="8"/></text:p>
      <text:p text:style-name="Standard"><text:s text:c="8"/></text:p>
      <text:p text:style-name="Standard"><text:s text:c="8"/></text:p>
      <text:p text:style-name="Standard"><text:soft-page-break/><text:s text:c="8"/></text:p>
      <text:p text:style-name="Standard"><text:s text:c="4"/>}</text:p>
      <text:p text:style-name="Standard"><text:s text:c="4"/></text:p>
      <text:p text:style-name="Quotations">}</text:p>
      <text:p text:style-name="Quotations"/>
      <text:p text:style-name="Quotations"/>
      <text:p text:style-name="P2">OUTPUT</text:p>
      <text:p text:style-name="P2"/>
      <text:p text:style-name="P2">Enter the String</text:p>
      <text:p text:style-name="P2">athulya</text:p>
      <text:p text:style-name="P2"/>
      <text:p text:style-name="P2"><text:s/>The length of string1 :7</text:p>
      <text:p text:style-name="P2"/>
      <text:p text:style-name="P2"><text:s/>Concatenated String 'HELLO':athulyaHELLO</text:p>
      <text:p text:style-name="P2"/>
      <text:p text:style-name="P2"><text:s/>Character at position 4 in string1: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lapi" svg:font-family="Kalapi" style:font-pitch="variable"/>
    <style:font-face style:name="Vemana2000" svg:font-family="Vem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5:05:48.485652171</meta:creation-date>
    <dc:date>2022-04-06T15:11:12.096644129</dc:date>
    <meta:editing-duration>PT5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0" meta:word-count="104" meta:character-count="1210" meta:non-whitespace-character-count="830"/>
  </office:meta>
</office:document-meta>
</file>